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3"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Sans Typewriter" svg:font-family="'Lucida Sans Typewriter'"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DejaVu Sans Condensed" svg:font-family="'DejaVu Sans Condensed'" style:font-adornments="Book"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style:text-line-through-style="none"/>
    </style:style>
    <style:style style:name="P5" style:family="paragraph" style:parent-style-name="Heading_20_4">
      <style:text-properties fo:font-style="italic" style:font-style-asian="italic" style:font-style-complex="italic"/>
    </style:style>
    <style:style style:name="P6" style:family="paragraph" style:parent-style-name="Heading_20_3">
      <style:paragraph-properties fo:break-before="page"/>
    </style:style>
    <style:style style:name="P7" style:family="paragraph" style:parent-style-name="Heading_20_2">
      <style:paragraph-properties fo:break-before="page"/>
    </style:style>
    <style:style style:name="P8" style:family="paragraph" style:parent-style-name="Heading_20_1" style:master-page-name="First_20_Page">
      <style:paragraph-properties style:page-number="auto"/>
    </style:style>
    <style:style style:name="P9" style:family="paragraph" style:parent-style-name="Text_20_body" style:list-style-name="L1"/>
    <style:style style:name="P10" style:family="paragraph" style:parent-style-name="Text_20_body" style:list-style-name="L1">
      <style:text-properties fo:font-style="normal" style:font-style-asian="normal" style:font-style-complex="normal"/>
    </style:style>
    <style:style style:name="P11" style:family="paragraph" style:parent-style-name="Text_20_body" style:list-style-name="L2"/>
    <style:style style:name="P12" style:family="paragraph" style:parent-style-name="Text_20_body">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line-through-style="solid"/>
    </style:style>
    <style:style style:name="T4" style:family="text">
      <style:text-properties style:text-line-through-style="solid" fo:font-style="normal" style:font-style-asian="normal" style:font-style-complex="normal"/>
    </style:style>
    <style:style style:name="T5" style:family="text">
      <style:text-properties style:text-line-through-style="none"/>
    </style:style>
    <style:style style:name="T6" style:family="text">
      <style:text-properties style:font-name="Calibri" style:font-name-asian="Calibri" style:font-name-complex="Calibri"/>
    </style:style>
    <style:style style:name="T7" style:family="text">
      <style:text-properties style:font-name="Calibri" fo:font-style="normal" style:font-name-asian="Calibri" style:font-style-asian="normal" style:font-name-complex="Calibri" style:font-style-complex="normal"/>
    </style:style>
    <style:style style:name="T8"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Ares Documentation</text:h>
      <text:h text:style-name="Heading_20_2" text:outline-level="2"><text:bookmark-start text:name="Introduction"/>Introduction<text:bookmark-end text:name="Introduction"/></text:h>
      <text:p text:style-name="P2">Ares<text:span text:style-name="T2"> is the current name of the project formerly known as </text:span>RockPatch 2<text:span text:style-name="T2">, the new tool to extend the capabilities of </text:span>Yuri's Revenge<text:span text:style-name="T2">. It was conceived by </text:span>pd<text:span text:style-name="T2"> back in the end of 2007, and is currently in the early development and testing phase.</text:span></text:p>
      <text:h text:style-name="Heading_20_2" text:outline-level="2"><text:bookmark-start text:name="Features"/>Features<text:bookmark-end text:name="Features"/></text:h>
      <text:h text:style-name="Heading_20_3" text:outline-level="3">Customizable Countries/Sides system</text:h>
      <text:p text:style-name="Text_20_body">In the original game, the countries and sides available are pretty much hardcoded and not much about them can be changed, let alone added or removed. <text:span text:style-name="T1">Ares</text:span><text:span text:style-name="T2"> pushes those limits further, and allows you to have up to 32 countries and theoretically unlimited sides in the game.</text:span></text:p>
      <text:h text:style-name="P5" text:outline-level="4">Countries</text:h>
      <text:p text:style-name="P3">All countries with <text:span text:style-name="Teletype">Multiplay=yes</text:span> will appear in the list and can be picked by selecting "Random", and all other countries are excluded from the random list. Each country now can be extensively customized with the following flags:</text:p>
      <text:p text:style-name="P3"><text:span text:style-name="Teletype">File.Flag =</text:span> (string) ;Flag filename (including .pcx extension)</text:p>
      <text:p text:style-name="Text_20_body"><text:span text:style-name="Teletype"><text:span text:style-name="T2">File.LoadScreen =</text:span></text:span><text:span text:style-name="T2"> (string) ;LoadScreen filename, including .shp extension, also requires a </text:span><text:span text:style-name="Teletype"><text:span text:style-name="T2">%s</text:span></text:span><text:span text:style-name="T2"> for the current screen width! - this means that the sequence %s must be present in the value, and will be substituted for the current screen width [640 or 800 pixels], for example, using a value of </text:span><text:span text:style-name="Teletype"><text:span text:style-name="T2">ls%sustates.shp</text:span></text:span> will make the game load <text:span text:style-name="Teletype">ls</text:span><text:span text:style-name="Teletype"><text:span text:style-name="T8">800</text:span></text:span><text:span text:style-name="Teletype">ustates.shp</text:span> .</text:p>
      <text:p text:style-name="P3"><text:span text:style-name="Teletype">File.LoadScreenPAL =</text:span> (string) ;LoadScreen palette filename (including .pal extension)</text:p>
      <text:p text:style-name="P3"><text:span text:style-name="Teletype">File.Taunt =</text:span> (string) ;Taunt filename (including taunts subdir and .wav extension, also requires a <text:span text:style-name="Teletype">%02i</text:span> for the taunt ID! - in the same vein as the LoadScreen filename, <text:span text:style-name="Teletype">%02i</text:span> must be present in the value and will be replaced with a two-digit index of this country.</text:p>
      <text:p text:style-name="P3"><text:span text:style-name="Teletype">LoadScreenText.Name =</text:span> (csflabel) ;Name of the country displayed on the loading screen</text:p>
      <text:p text:style-name="P3"><text:span text:style-name="Teletype">LoadScreenText.SpecialName =</text:span> (csflabel) ;Name of the country's special weapon displayed on the loading screen</text:p>
      <text:p text:style-name="P3"><text:span text:style-name="Teletype">LoadScreenText.Brief =</text:span> (csflabel) ;Description of the country displayed on the loading screen</text:p>
      <text:p text:style-name="P3"><text:span text:style-name="Teletype">MenuText.Status =</text:span> (csflabel) ;Brief description of the country displayed in the status bar of the selection menu</text:p>
      <text:p text:style-name="P3"><text:span text:style-name="Teletype">RandomSelectionWeight =</text:span> (number) ;how likely it is, out of &lt;sum of all weights&gt;, that this country gets chosen as "Random", default is 1. </text:p>
      <text:h text:style-name="Heading_20_4" text:outline-level="4">Sides</text:h>
      <text:p text:style-name="Text_20_body">A theoretically unlimited number of sides is supported, and each side can (and should) define its own values for the following flags:</text:p>
      <text:p text:style-name="Text_20_body"><text:span text:style-name="Teletype">DefaultDisguise</text:span><text:span text:style-name="Teletype"><text:span text:style-name="T2"> =</text:span></text:span><text:span text:style-name="T2"> </text:span>(infantrytype) ;default disguise infantry</text:p>
      <text:p text:style-name="Text_20_body"><text:span text:style-name="Teletype">Crew =</text:span><text:span text:style-name="T2"> </text:span>(infantrytype) ;crew infantry</text:p>
      <text:p text:style-name="Text_20_body"><text:span text:style-name="Teletype">SurvivorDivisor =</text:span><text:span text:style-name="T2"> </text:span>(number) ;survivor divisor</text:p>
      <text:p text:style-name="Text_20_body"><text:span text:style-name="Teletype">AI.BaseDefenses =</text:span><text:span text:style-name="T2"> </text:span>(buildingtype list) ;list of base defense buildings</text:p>
      <text:p text:style-name="Text_20_body"><text:span text:style-name="Teletype">AI.BaseDefenseCounts =</text:span><text:span text:style-name="T2"> </text:span>(number list) ;the amount of each defense building</text:p>
      <text:p text:style-name="Text_20_body"><text:span text:style-name="Teletype">AI.PowerPlant =</text:span><text:span text:style-name="T2"> </text:span>(buildingtype) ;the power plant of this side</text:p>
      <text:p text:style-name="Text_20_body"><text:span text:style-name="Teletype"><text:span text:style-name="T3">LoadTextColor =</text:span></text:span><text:span text:style-name="T4"> </text:span><text:span text:style-name="T3">(colorscheme) ;the color to use on the loading screen</text:span><text:span text:style-name="T5"> – not yet supported</text:span></text:p>
      <text:p text:style-name="Text_20_body"><text:span text:style-name="Teletype">ParaDrop.Types =</text:span><text:span text:style-name="T2"> </text:span>(infantrytype/vehicletype list) ;default paradrop squad for tech airports - accepts vehicles</text:p>
      <text:p text:style-name="Text_20_body"><text:span text:style-name="Teletype">ParaDrop.Num =</text:span><text:span text:style-name="T2"> </text:span>(number list) ;the amount of each paradropped units</text:p>
      <text:p text:style-name="Text_20_body"><text:soft-page-break/><text:span text:style-name="Teletype">Sidebar.MixFileIndex =</text:span><text:span text:style-name="T2"> </text:span>(number) ;the mix file number to use for the sidebar (ie 0 is Allied, 1 is Soviet etc)</text:p>
      <text:p text:style-name="Text_20_body"><text:span text:style-name="Teletype">Sidebar.YuriFileNames =</text:span><text:span text:style-name="T2"> </text:span>(yes/no) ;use yuri sidebar file names</text:p>
      <text:p text:style-name="Text_20_body"><text:span text:style-name="Teletype"><text:span text:style-name="T3">EVA.Tag =</text:span></text:span><text:span text:style-name="T4"> </text:span><text:span text:style-name="T3">(string) ;name of the ini tag to load in evamd.ini for this side</text:span> - not yet supported</text:p>
      <text:h text:style-name="P6" text:outline-level="3">Bugfixes</text:h>
      <text:p text:style-name="Text_20_body">You probably have been bitten by some of the bugs in the game yourself, just like every other curious modder. Well, then you can believe us when we say the game looks worse on the inside. So of course we jumped at the chance to fix those problems whenever we found them. However, there's a massive amount of work still to be done, but already the game runs faster and more smoothly, in addition to being less prone to crashes. For example, plenty of you have tried to spawn an infantry via the <text:span text:style-name="Teletype">MakeInfantry =</text:span><text:span text:style-name="T2"> </text:span>logic on a cell that's occupied. And no doubt you've noticed the resulting lag that grows worse by the minute until the game becomes literally unplayable. Well, no more! We fixed the underlying code to not leak memory forever, so you can use this logic with no worry about the lag ruining your game. That's just one of the multiple examples… </text:p>
      <text:h text:style-name="Heading_20_4" text:outline-level="4">Veteran cameos shown incorrectly</text:h>
      <text:p text:style-name="Text_20_body">Westwood's code didn't show veteran cameos for units that were defined as <text:span text:style-name="Teletype">VeteranInfantry</text:span>, <text:span text:style-name="Teletype">VeteranUnits</text:span> or <text:span text:style-name="Teletype">VeteranAircraft</text:span>, and it also wrongly displayed veteran cameos for <text:span text:style-name="Teletype">Naval = yes</text:span> units after a War Factory had been infiltrated. Both of these issues have been addressed – the former case now correctly shows veteran cameos if available, and the latter shows the rookie ones since the naval units don't actually get promoted when built. This latter logic can be corrected to actually show the veteran cameos and produce veteran navy, but that will be done later when an overhaul of the infiltration logic is performed.</text:p>
      <text:h text:style-name="Heading_20_4" text:outline-level="4">Temporal Warheads earn experience from erasing friendly units</text:h>
      <text:p text:style-name="Text_20_body">That was a mouthful… This illogical function was corrected and those units no longer gain experience this way. (No other units gained experience from friendly fire, so this needed fixing.)</text:p>
      <text:h text:style-name="Heading_20_4" text:outline-level="4">PrismSupportModifier causing instant kills</text:h>
      <text:p text:style-name="Text_20_body">This is a particularly nasty bug – whenever a gamemode or a map declared the [General] section but didn't specify a value for <text:span text:style-name="Teletype">PrismSupportModifier</text:span>, its stored value got multiplied by a 100. As a result, the linked Prism Tower networks got incredibly powerful. This was originally <text:s/>tracked down by MooMan, and later fixed in Marshall's Unofficial Mini-Patch 1.002 by distributing corrected Westwood maps, and now a fix for this sillyness has been rolled into Ares for all to use.</text:p>
      <text:h text:style-name="Heading_20_4" text:outline-level="4">Only InfantryTypes can overpower buildings</text:h>
      <text:p text:style-name="Text_20_body">A pretty subtle yet seriously annoying bug, this prevented Vehicles from Overpowering buildings nearby, but didn't prevent the “overpowering” weapon from firing at said buildings, tricking the players into thinking the overpowering was working. This logic has been extended to allow Vehicles as well, but hasn't been tested yet. If it proves functional, Buildings will be added as additional overpower source as well, although that can get confusing.</text:p>
      <text:h text:style-name="Heading_20_4" text:outline-level="4">OpenTopped transports don't decloak</text:h>
      <text:p text:style-name="Text_20_body">Putting a passenger with a <text:span text:style-name="Teletype">DecloakToFire = yes</text:span> weapon into a cloaked OpenTopped transport didn't force the transport to uncloak when said weapon was fired. This has been presumably fixed, although not yet tested.</text:p>
      <text:h text:style-name="Heading_20_4" text:outline-level="4"><text:soft-page-break/>Radiation Beams and Sonic/Magnetic Waves use the wrong FLH</text:h>
      <text:p text:style-name="Text_20_body">Westwood apparently thought nobody would notice this ugly hack, and made those effects always get drawn from the Primary FLH even when it was not the primary weapon being fired. This has been corrected, and now they use the correct FLH all the time. Amusingly, Electric Bolts and Lasers always used the correct FLH<text:span text:style-name="T6">… </text:span></text:p>
      <text:p text:style-name="Text_20_body">However, this fix uncovered a deficiency in the original game's INI files – the Magnetron doesn't have a SecondaryFireFLH set, which makes the secondary wave get drawn from an awkward position. This has been documented, but modders really need to be aware of it since existing mods will need to apply this adjustment too.</text:p>
      <text:h text:style-name="P5" text:outline-level="4">Ambient Damage from Sonic Wave </text:h>
      <text:p text:style-name="Text_20_body"><text:span text:style-name="T2">Yet another quirk in the game logic meant the </text:span><text:span text:style-name="Teletype"><text:span text:style-name="T2">Warhead =</text:span></text:span><text:span text:style-name="T2"> and </text:span><text:span text:style-name="Teletype"><text:span text:style-name="T2">AmbientDamage =</text:span></text:span><text:span text:style-name="T2"> settings used for damaging things were taken from the first weapon the unit was wielding at the time, not the weapon that actually fired the wave. This has been corrected, in addition to enabling the ambient damage logic on all Wave types, not just Sonic.</text:span></text:p>
      <text:h text:style-name="Heading_20_4" text:outline-level="4">Round and round and round it goes…</text:h>
      <text:p text:style-name="Text_20_body"><text:span text:style-name="T2">Westwood's code in several occasions does very stupid things. So it's no suprise to find the same functionality being executed multiple times. For example, the PIPS.SHP file gets loaded from the disk </text:span><text:span text:style-name="T1">six</text:span><text:span text:style-name="T2"> times in a row! Additionally, one of the very frequently used functions (ObjectClass::GetCell) did its work twice just for kicks. We've reduced both of those to a single invocation. Also, the startup function recorded a lot of completely useless data in the -DEBUG log file, and that has also been addressed.</text:span></text:p>
      <text:h text:style-name="P5" text:outline-level="4">Building upgrades as Prerequisites</text:h>
      <text:p text:style-name="P2"><text:span text:style-name="T2">This bug, which is yet another nasty mistake Westwood made, has deceived plenty of modders for too long. Usage of building upgrades as Prerequisites used to be very unreliable – it would work if you placed the building and upgraded it right after that</text:span><text:span text:style-name="T7">…</text:span><text:span text:style-name="T2"> until you placed or lost another building, when you would lose it for good. After a day of combing through the code, a five minute fix was created and from now on upgrades function correctly as explicit <text:s/>Prerequisites (not as members of Generic Prerequisites or PrerequisiteOverride yet – those are planned, but might have to wait until the extensive overhaul of the Prerequisite system is started).</text:span></text:p>
      <text:h text:style-name="P6" text:outline-level="3">New, Improved and Restored Logics</text:h>
      <text:p text:style-name="Text_20_body">Of course, fixing bugs is nice and all, but adding new features – that's a lot more fun! And we sure are planning (and receiving ideas for) a lot of those, as you can probably imagine.</text:p>
      <text:h text:style-name="Heading_20_4" text:outline-level="4">Survivors</text:h>
      <text:p text:style-name="Text_20_body">Everybody who's played the original Red Alert remembers the tiny pilots parachuting down from a destroyed aircraft. It's no doubt one of the most often-desired features, right next to the Chrono Tank charging logic. Clearly it was just a question of time when those brave pilots were going to make an appearance, and the time is, wouldn't you know it, now!</text:p>
      <text:p text:style-name="Text_20_body">At the moment, they are spawned from any <text:span text:style-name="T3">JumpJet</text:span> VehicleType or AircraftType. <text:span text:style-name="T3">that has </text:span><text:span text:style-name="Teletype"><text:span text:style-name="T3">Crewed = yes</text:span></text:span><text:span text:style-name="T3"> : with certain probabilities: An AircraftType shot down over clear ground always creates a pilot with 50% health and the exact same amount of experience as the plane had. A JumpJet VehicleType shot down over clear ground has a </text:span><text:span text:style-name="Teletype"><text:span text:style-name="T3">[General]CrewEscape</text:span></text:span><text:span text:style-name="T4"> = </text:span><text:span text:style-name="T3"><text:s/>chance of creating a rookie survivor with a random amount of health ranging from 5 HP to 50% . Neither one creates pilots if shot down over an occupied cell. This logic is still a work-in-progress, and will definitely be modified to unify the survivor variants.</text:span></text:p>
      <text:p text:style-name="Text_20_body"><text:span text:style-name="T5">If the unit has </text:span><text:span text:style-name="Teletype"><text:span text:style-name="T5">Crewed = yes</text:span></text:span><text:span text:style-name="T5"> set, a pilot, defined by [Unit]</text:span><text:span text:style-name="Teletype"><text:span text:style-name="T5">Survivor.Side%d</text:span></text:span><text:span text:style-name="T5"> (where </text:span><text:span text:style-name="Teletype"><text:span text:style-name="T5">%d</text:span></text:span><text:span text:style-name="T5"> stands for a zero-based index of the side, i.e. Allies = </text:span><text:span text:style-name="Teletype"><text:span text:style-name="T5">Survivor.Side0</text:span></text:span><text:span text:style-name="T5">, Soviets = </text:span><text:span text:style-name="Teletype"><text:span text:style-name="T5">Survivor.Side1</text:span></text:span><text:span text:style-name="T5">, defaults to that side's Crew = ) has a </text:span><text:span text:style-name="Teletype"><text:span text:style-name="T5">Survivor.PilotChance =</text:span></text:span><text:span text:style-name="T5"> (integer between 1 and 100, defaults to <text:s/></text:span><text:span text:style-name="Teletype"><text:span text:style-name="T5">[General]CrewEscape =</text:span></text:span><text:span text:style-name="T5"> expressed in the same scale) chance of being spawned in the cell previously occupied by the destroyed unit, with 50% maximum health and the exact same amount of experience as the unit.</text:span></text:p>
      <text:p text:style-name="Text_20_body"><text:span text:style-name="T5">In addition, if the unit was carrying passengers and has </text:span><text:span text:style-name="Teletype"><text:span text:style-name="T5">Survivor.PassengersSurvive = yes</text:span></text:span><text:span text:style-name="T5"> set (defaults to true), each of them has a </text:span><text:span text:style-name="Teletype"><text:span text:style-name="T5">Survivor.PassengerChance =</text:span></text:span><text:span text:style-name="T5"> (integer from 1 to 100, default = 0) chance of being spawned with the same properties as the pilot, in the cells surrounding the unit. Note that this modifies the default survivor handling for ground transports and will be addressed later.</text:span></text:p>
      <text:p text:style-name="P4">If any of these survivors fall prey to death via random or fail to get ejected (cell occupied, etc.), they count as being killed and the unit that killed the transporter unit gains experience for them.</text:p>
      <text:h text:style-name="Heading_20_4" text:outline-level="4">Custom Building Foundations</text:h>
      <text:p text:style-name="Text_20_body">Yep, you can finally recreate the old Red Alert Repair Depot foundation, along with any other shape you want.</text:p>
      <text:p text:style-name="Text_20_body">But it is recommended you use <text:span text:style-name="T1">pd</text:span><text:span text:style-name="T2">'s to-be-released FoundationMaker tool for this feature.</text:span></text:p>
      <text:h text:style-name="P6" text:outline-level="3">New Weapon effects</text:h>
      <text:h text:style-name="Heading_20_4" text:outline-level="4">Customizable Ivan Bombs</text:h>
      <text:p text:style-name="Text_20_body">Predictably, any remotely interesting and unique feature in this game has a wealth of global settings and no personal ones, so you can't really have multiple variations of the same feature with their own controls. We hate that, don't you? So of course we set out to de-globalize those controls, and Ivan Bombs were our first target. Now you can have any amount of weapons producing any amount of sticky bomb types, whatever your fancy. (Broken in previous versions and fixed just now is the ability for any object at all, from aircraft through buildings to vehicles, to use the bomb-throwing weapons, although not all of them get the right cursor yet, but cursors will be adjusted later via the upcoming custom cursors logic.)</text:p>
      <text:p text:style-name="Text_20_body">Once <text:span text:style-name="Teletype">IvanBomb = yes</text:span> is set on the Warhead, the weapon using it can customize the bomb with these:</text:p>
      <text:p text:style-name="Text_20_body">[Weapon]<text:span text:style-name="Teletype">IvanBomb.Warhead =</text:span> warhead_name</text:p>
      <text:p text:style-name="Text_20_body">[Weapon]<text:span text:style-name="Teletype">IvanBomb.Damage =</text:span> integer</text:p>
      <text:p text:style-name="Text_20_body">[Weapon]<text:span text:style-name="Teletype">IvanBomb.Delay =</text:span> integer</text:p>
      <text:h text:style-name="Heading_20_5" text:outline-level="5">Bomb Sounds</text:h>
      <text:p text:style-name="Text_20_body">[Weapon]<text:span text:style-name="Teletype">IvanBomb.AttachSound =</text:span> (sound_name)</text:p>
      <text:p text:style-name="Text_20_body">[Weapon]<text:span text:style-name="Teletype">IvanBomb.TickingSound =</text:span> (sound_name) ; note: In order to loop correctly, the sound needs to have <text:span text:style-name="Teletype">Control = loop</text:span> set in its section in soundmd.ini (duh?).</text:p>
      <text:h text:style-name="Heading_20_5" text:outline-level="5">Bomb Visuals</text:h>
      <text:p text:style-name="Text_20_body">[Weapon]<text:span text:style-name="Teletype">IvanBomb.Image =</text:span> (filename.shp) ; with the extension, if cannot be loaded correctly, it will fall back to the default <text:span text:style-name="Teletype">BOMBCURS.SHP</text:span> image.</text:p>
      <text:p text:style-name="Text_20_body">[Weapon]<text:span text:style-name="Teletype">IvanBomb.FlickerRate =</text:span> (integer) ; normally the bomb image moves from the first frame of its assigned SHP to the last at a calculated speed dependent on the bomb's timer. Every game frame, the frame of the bomb SHP to show is calculated like this:</text:p>
      <text:p text:style-name="Text_20_body"><text:span text:style-name="Teletype">frameToShow = (Game.CurrentFrame – Bomb.PlantingFrame) / (Bomb.Delay / (Bomb.Image.Frames - 1));</text:span></text:p>
      <text:p text:style-name="Text_20_body"><text:span text:style-name="Teletype">if(CurrentFrame %</text:span><text:span text:style-name="Teletype"><text:note text:id="ftn1" text:note-class="footnote"><text:note-citation>1</text:note-citation><text:note-body><text:p text:style-name="Footnote"><text:span text:style-name="Teletype">%</text:span><text:span text:style-name="Footnote_20_Symbol"> is the “modulo” operator, it “finds the remainder of division of one number by another” [</text:span><text:a xlink:type="simple" xlink:href="http://en.wikipedia.org/wiki/Modulo_operation"><text:span text:style-name="Footnote_20_Symbol">wiki</text:span></text:a><text:span text:style-name="Footnote_20_Symbol">].</text:span></text:p></text:note-body></text:note></text:span><text:span text:style-name="Teletype"> (2 * Bomb.FlickerRate) &gt;= Bomb.FlickerRate)</text:span></text:p>
      <text:p text:style-name="Text_20_body"><text:span text:style-name="Teletype"><text:tab/>{<text:tab/>frameToShow = frameToShow + 1; }</text:span></text:p>
      <text:p text:style-name="Text_20_body">As you can see, every this many frames the engine switches between drawing the “correct” frame and the next one, this produces the bomb's “flickering fuse” effect.</text:p>
      <text:h text:style-name="Heading_20_6" text:outline-level="6">Bomb ticking image problem</text:h>
      <text:p text:style-name="Text_20_body">Originally, this logic was a terrible hack, and was hardcoded to ignore the last frame of the SHP, which in the original game was meant for the unused Death Bombs instead. This hardcoding has been replaced, but that means for now you'll be seeing an extra frame on the bombs using the default image. For now, this can be addressed by removing the frame from the file.</text:p>
      <text:h text:style-name="Heading_20_5" text:outline-level="5">Bomb Behaviour</text:h>
      <text:p text:style-name="Text_20_body">[Weapon]<text:span text:style-name="Teletype">IvanBomb.Detachable =</text:span> (boolean) ; can engineers remove it?</text:p>
      <text:p text:style-name="Text_20_body"><text:span text:style-name="T3">[Weapon]</text:span><text:span text:style-name="Teletype"><text:span text:style-name="T3">IvanBomb.DestroysBridges =</text:span></text:span><text:span text:style-name="T3"> (boolean) ;</text:span><text:span text:style-name="T5"> not implemented yet</text:span></text:p>
      <text:h text:style-name="Heading_20_4" text:outline-level="4"><text:soft-page-break/>New Wave effects</text:h>
      <text:p text:style-name="Text_20_body">An unused effect present in the game code has been enabled, but we're not sure what is the right name for it! The jury is divided between calling it the old Laser beam and the old-style Disruptor wave. Play with it yourself and help us decide. For now, it's called Laser in the code, but that might change…</text:p>
      <text:p text:style-name="Text_20_body">[Weapon]<text:span text:style-name="Teletype">Wave.IsLaser =</text:span><text:span text:style-name="T2"> </text:span>(boolean)</text:p>
      <text:p text:style-name="Text_20_body">[Weapon]<text:span text:style-name="Teletype">Wave.IsBigLaser =</text:span><text:span text:style-name="T2"> </text:span>(boolean) </text:p>
      <text:p text:style-name="Text_20_body">These should technically produce two different effects, but thus far no difference has been witnessed.</text:p>
      <text:h text:style-name="Heading_20_5" text:outline-level="5">Wave coloring</text:h>
      <text:p text:style-name="Text_20_body">The following flags are applicable to all Waves, that is, the above-mentioned Laser effect plus the weapons using <text:span text:style-name="Teletype">Sonic = yes</text:span> or <text:span text:style-name="Teletype">IsMagBeam = yes</text:span>.</text:p>
      <text:p text:style-name="Text_20_body">[Weapon]<text:span text:style-name="Teletype">Wave.Color</text:span><text:span text:style-name="T2"> = </text:span>(r,g,b) ; the color of the wave. The sonic one doesn't have a sensible default yet, this will be fixed.</text:p>
      <text:p text:style-name="Text_20_body">[Weapon]<text:span text:style-name="Teletype">Wave.IsHouseColor</text:span><text:span text:style-name="T2"> = </text:span>(boolean) ; uses the firing unit's house color instead of a hardcoded one.</text:p>
      <text:h text:style-name="Heading_20_5" text:outline-level="5">Wave direction</text:h>
      <text:p text:style-name="Text_20_body">The more attentive modders have long ago noticed that the magnetron's wave is drawn in reverse when targeting vehicles (but not aircraft, another oversight of our beloved Westwood), and that this fact prevented them from reproducing the Tiberian Sun Disruptor effect adequately. Well, worry no more, cause now you can decide which way the wave goes against certain targets! All the following flags default to <text:span text:style-name="Teletype">no</text:span>, except noted otherwise.</text:p>
      <text:p text:style-name="Text_20_body">[Weapon]<text:span text:style-name="Teletype">Wave.ReverseAgainstVehicles =</text:span> (boolean) ; defaults to yes if <text:span text:style-name="Teletype">IsMagBeam=yes</text:span> is set on the wave</text:p>
      <text:p text:style-name="Text_20_body">[Weapon]<text:span text:style-name="Teletype">Wave.ReverseAgainstBuildings =</text:span> (boolean)</text:p>
      <text:p text:style-name="Text_20_body">[Weapon]<text:span text:style-name="Teletype">Wave.ReverseAgainstInfantry =</text:span> (boolean)</text:p>
      <text:p text:style-name="Text_20_body">[Weapon]<text:span text:style-name="Teletype">Wave.ReverseAgainstAircraft =</text:span> (boolean)</text:p>
      <text:p text:style-name="Text_20_body">[Weapon]<text:span text:style-name="Teletype">Wave.ReverseAgainstOthers =</text:span> (boolean) ; against everything else – trees, overlays, empty cells, etc.</text:p>
      <text:h text:style-name="Heading_20_5" text:outline-level="5">Disruptive Influence</text:h>
      <text:p text:style-name="Text_20_body">Guess what's back with a vengeance! Now all Waves can deal disruptor-style damage to all things they pass through (originally this was limited to the sonic beam only).</text:p>
      <text:p text:style-name="Text_20_body">In case you forgot, [Weapon]<text:span text:style-name="Teletype">AmbientDamage =</text:span> (integer) ; wave deals this much damage along its path. Defaults to <text:span text:style-name="Teletype">0</text:span>.</text:p>
      <text:p text:style-name="Text_20_body">[Weapon]<text:span text:style-name="Teletype">Warhead =</text:span> (warhead_name) ; this warhead is used to deal the ambient damage as well as normal damage. Might split it off if requested.</text:p>
      <text:h text:style-name="Heading_20_5" text:outline-level="5">Other controls</text:h>
      <text:p text:style-name="Text_20_body">Enabling the disruptor damage required rewriting a lot of wave handling code, so additional configuration for waves might be added when we figure out what effect which controls actually have on the wave's behavior.</text:p>
      <text:h text:style-name="Heading_20_4" text:outline-level="4"><text:soft-page-break/>Customizable Radiation Beams</text:h>
      <text:p text:style-name="Text_20_body">Being limited to two rad-beam colors is annoying and counter-productive, so we went and enabled full control over each beam's color, as well as its amplitude and duration.</text:p>
      <text:p text:style-name="Text_20_body">Note: these flags apply to all beams produced by <text:s/>weapons using <text:span text:style-name="Teletype">IsRadBeam = yes</text:span> or <text:span text:style-name="Teletype">IsRadEruption = yes</text:span>.</text:p>
      <text:p text:style-name="Text_20_body">[Weapon]<text:span text:style-name="Teletype">Beam.Color =</text:span> (r,g,b) ; defaults to [AudioVisual]<text:span text:style-name="Teletype">ChronoBeamColor =</text:span> for all beams using warheads with <text:span text:style-name="Teletype">Temporal = yes</text:span> set, and [Radiation]<text:span text:style-name="Teletype">RadColor =</text:span> for all others.</text:p>
      <text:p text:style-name="Text_20_body">[Weapon]B<text:span text:style-name="Teletype">eam.IsHouseColor =</text:span><text:span text:style-name="T2"> </text:span>(boolean) ; uses the firing unit's house color instead of a hardcoded one.</text:p>
      <text:p text:style-name="Text_20_body">[Weapon]<text:span text:style-name="Teletype">Beam.Duration =</text:span> (frames) ; how long is the beam visible? Default = 15, not sure how this works on Eruption mode yet</text:p>
      <text:p text:style-name="Text_20_body">[Weapon]<text:span text:style-name="Teletype">Beam.Amplitude =</text:span> (pixels?) ; the amplitude of the beam, defaults to 40.0, not sure how this works on Eruption mode yet</text:p>
      <text:h text:style-name="P6" text:outline-level="3">New Warhead capabilities</text:h>
      <text:h text:style-name="Heading_20_4" text:outline-level="4">Iron Curtain Warheads</text:h>
      <text:p text:style-name="Text_20_body">Setting <text:span text:style-name="Teletype">IronCurtain.Duration =</text:span> (integer) subjects the target unit to the Iron Curtain effect. <text:span text:style-name="Teletype">CellSpread</text:span> is supported, other properties like Verses influencing duration are not.</text:p>
      <text:h text:style-name="Heading_20_4" text:outline-level="4">Permanent MindControl Warheads</text:h>
      <text:p text:style-name="Text_20_body">Simply enabling <text:span text:style-name="Teletype">MindControl.Permanent =</text:span> <text:s/>on a <text:span text:style-name="Teletype">MindControl = yes</text:span> warhead will make its effect permanent, as if a Psychic Dominator had taken over the target. At the moment, this copies the Psychic Dominator's handling of the effect, that is, it takes over even units which are currently under someone else's normal Mind Control. Firing this at an already Permanently Mind Controlled unit takes it over anyway, just like the normal Psychic Dominator would. Buildings are vulnerable too if the warhead allows targeting them.</text:p>
      <text:h text:style-name="Heading_20_4" text:outline-level="4">Electromagnetic Pulse</text:h>
      <text:p text:style-name="Text_20_body">Oh yes, it's back too. Tiberian Sun is no longer the only universe with this nifty device.</text:p>
      <text:p text:style-name="Text_20_body">To use it, simply set <text:span text:style-name="Teletype">EMEffect = yes</text:span> and <text:span text:style-name="Teletype">EMP.Duration</text:span><text:span text:style-name="T2"> = </text:span>(in frames) on a warhead. <text:span text:style-name="T3">Aircraft caught in it crash and burn, </text:span>Vehicles, buildings and <text:span text:style-name="Teletype">Cyborg = yes</text:span> infantry get frozen for the specified period of time. This still requires a lot of work before it can be called “complete”.</text:p>
      <text:h text:style-name="P6" text:outline-level="3">New SuperWeapons</text:h>
      <text:p text:style-name="Text_20_body">Of course, no improvement of the game is complete without new weapons of mass destruction. And you better believe we're packing some serious new toys in that department as well. For starters, we've reanimated yet another Red Alert feature – the Sonar Pulse. No more getting ambushed by pesky submarines!</text:p>
      <text:p text:style-name="Text_20_body">Certain SuperWeapons need precise aiming, and we've got that too – you can now define what the SW can be fired at, for example, an Area Heal can only be fired at friendly infantry. Or is “Remote C4”, placeable over your enemies' buildings only, more your style? Heck, you can even force the user into blind luck mode and only let the SW target shrouded areas if you want… </text:p>
      <text:p text:style-name="P12">Note: New SuperWeapons are a work in progress, and not all their code works correctly. A large portion of these are hacks that will be rewritten properly once <text:a xlink:type="simple" xlink:href="http://bugs.renegadeprojects.com/view.php?id=424">issue 424</text:a> gets resolved.</text:p>
      <text:h text:style-name="Heading_20_4" text:outline-level="4">New generic functions</text:h>
      <text:h text:style-name="Heading_20_5" text:outline-level="5">Cursors</text:h>
      <text:p text:style-name="Text_20_body"><text:span text:style-name="Teletype">Action = Custom</text:span> allows you to use custom cursors for a SW:</text:p>
      <text:p text:style-name="Text_20_body">[SW]<text:span text:style-name="Teletype">Cursor.Frame =</text:span> (integer) ; starting frame of cursor, defaults to Attack</text:p>
      <text:p text:style-name="Text_20_body">[SW]<text:span text:style-name="Teletype">Cursor.Count =</text:span> (integer) ; amount of frames in cursor</text:p>
      <text:p text:style-name="Text_20_body">[SW]<text:span text:style-name="Teletype">Cursor.Interval =</text:span> (integer) ; how often to animate this cursor? defaults to 5</text:p>
      <text:p text:style-name="Text_20_body">[SW]<text:span text:style-name="Teletype">Cursor.MiniFrame =</text:span> (integer) ; minimap version</text:p>
      <text:p text:style-name="Text_20_body">[SW]<text:span text:style-name="Teletype">Cursor.MiniCount =</text:span> (integer) ; minimap version</text:p>
      <text:p text:style-name="Text_20_body">[SW]<text:span text:style-name="Teletype">Cursor.HotSpot =</text:span> ; hotspot: in the form of “<text:span text:style-name="Teletype">(Left|Center|Middle),(Top|Middle|Bottom)</text:span>”, for example, “<text:span text:style-name="Teletype">Top,Left</text:span>”, defaults to “<text:span text:style-name="Teletype">Center,Middle</text:span>” , case-sensitive</text:p>
      <text:p text:style-name="Text_20_body">All the same flags can be applied to a NoCursor, which is displayed over cells that thie SW cannot be fired at (e.g. for ForceShield – empty ground):</text:p>
      <text:p text:style-name="Text_20_body">[SW]<text:span text:style-name="Teletype">NoCursor.Frame =</text:span> ; defaults to the normal Pointer</text:p>
      <text:p text:style-name="Text_20_body">[SW]<text:span text:style-name="Teletype">NoCursor.Count =</text:span></text:p>
      <text:p text:style-name="Text_20_body">[SW]<text:span text:style-name="Teletype">NoCursor.Interval =</text:span></text:p>
      <text:p text:style-name="Text_20_body">[SW]<text:span text:style-name="Teletype">NoCursor.MiniFrame =</text:span></text:p>
      <text:p text:style-name="Text_20_body">[SW]<text:span text:style-name="Teletype">NoCursor.MiniCount =</text:span></text:p>
      <text:p text:style-name="Text_20_body">[SW]<text:span text:style-name="Teletype">NoCursor</text:span><text:span text:style-name="Teletype"><text:span text:style-name="Teletype">.HotSpot =</text:span></text:span></text:p>
      <text:h text:style-name="Heading_20_5" text:outline-level="5">Cost</text:h>
      <text:p text:style-name="Text_20_body">[SW]<text:span text:style-name="Teletype">Money.Amount =</text:span> (integer) ; when fired, this many credits are added/subtracted from the firing player's account – in the future, firing will be disallowed if subtraction cannot be performed</text:p>
      <text:h text:style-name="Heading_20_5" text:outline-level="5">Animation/Sound</text:h>
      <text:p text:style-name="Text_20_body">[SW]<text:span text:style-name="Teletype">SW.Animation =</text:span> (anim) ; the animation to draw</text:p>
      <text:p text:style-name="Text_20_body">[SW]<text:span text:style-name="Teletype">SW.AnimationHeight =</text:span> (integer); how high above the target cell to create it</text:p>
      <text:h text:style-name="Heading_20_5" text:outline-level="5">Targeting</text:h>
      <text:p text:style-name="Text_20_body">[SW]<text:span text:style-name="Teletype">SW.FireIntoShroud =</text:span> (boolean) ; fire into a shrouded cell? defaults to yes</text:p>
      <text:h text:style-name="Heading_20_5" text:outline-level="5"><text:soft-page-break/>EVA events</text:h>
      <text:p text:style-name="Text_20_body">All EVA events can be customized:</text:p>
      <text:p text:style-name="Text_20_body">[SW]<text:span text:style-name="Teletype">EVA.Detected =</text:span> (EVA_name) ; not played for the owner, of course</text:p>
      <text:p text:style-name="Text_20_body">[SW]<text:span text:style-name="Teletype">EVA.Ready =</text:span> (EVA_name) ; </text:p>
      <text:p text:style-name="Text_20_body">[SW]<text:span text:style-name="Teletype">EVA.Activated =</text:span> (EVA_name) ;</text:p>
      <text:p text:style-name="Text_20_body">Note: a bug means these and the original reports can be played incorrectly, again, this will be fixed with <text:a xlink:type="simple" xlink:href="http://bugs.renegadeprojects.com/view.php?id=424">Issue 424</text:a>.</text:p>
      <text:h text:style-name="Heading_20_4" text:outline-level="4">New <text:span text:style-name="Teletype">Type = </text:span>values</text:h>
      <text:h text:style-name="Heading_20_5" text:outline-level="5"><text:span text:style-name="Teletype">Type = SonarPulse</text:span></text:h>
      <text:p text:style-name="Text_20_body">This is a variation of the original Red Alert Sonar Pulse – can be fired only into water cells and forces all cloaked water units (that is, all those in Water cells) in the area to decloak for a period of time. Currently unfinished – units which gained cloaking via VeteranAbilities or EliteAbilities just decloak for a moment as opposed to full duration.</text:p>
      <text:p text:style-name="Text_20_body">[SW]<text:span text:style-name="Teletype">SonarPulse.Range =</text:span> (integer) ; radius of decloaking in cells</text:p>
      <text:p text:style-name="Text_20_body">[SW]<text:span text:style-name="Teletype">SonarPulse.Delay =</text:span> (integer); duration of decloaking in frames</text:p>
      <text:h text:style-name="P6" text:outline-level="3">Miscellaneous</text:h>
      <text:p text:style-name="Text_20_body">The startup screen now indicates that Ares is actually in use, and reminds you that it's a test version still.</text:p>
      <text:p text:style-name="Text_20_body">The except.txt crash report file writing routine has been modified to output more information relevant to modders and us when debugging them.</text:p>
      <text:h text:style-name="Heading_20_4" text:outline-level="4">Random Map Generator modifications</text:h>
      <text:p text:style-name="P2">Ares<text:span text:style-name="T2"> lets you create Random Maps using some new map styles – Archipelago and Desert, as well as restoring Bridge placement logic. Additionally, Random Map generation time has been reduced significantly.</text:span></text:p>
      <text:h text:style-name="Heading_20_4" text:outline-level="4">New Keyboard Commands</text:h>
      <text:p text:style-name="P3">You can now hand over the control of your base to an AI, and observe how it works. Or you can use a strange single-stepping mode Westwood left in the game, which admittedly doesn't do much but mess everything up. Map designers are also not forgotten – they can now save the current map, complete with all the units and buildings on it, with a single keystroke, and edit it in FA2 later.</text:p>
      <text:h text:style-name="Heading_20_4" text:outline-level="4">New Command Line Arguments</text:h>
      <text:p text:style-name="P3">Do you use the original CD to play the game? Don't you wish there was a way to play without it, so it can live longer safe in its jewel box? So do we, and now there is a way – simply use the <text:span text:style-name="Teletype">-CD</text:span> argument when launching the game, and make sure to copy all the CD content to the game folder.</text:p>
      <text:p text:style-name="P3">Tired of watching the EA intro video on every start of the game? You're hardly alone, and you'll be glad to know it's easily skippable now with <text:span text:style-name="Teletype">-NOLOGO</text:span> .</text:p>
      <text:p text:style-name="P3">Want to track down that pesky bug and wish there was a way to get more information out of the game? Use <text:span text:style-name="Teletype">-DEBUG</text:span> and your wish might just come true<text:note text:id="ftn2" text:note-class="footnote"><text:note-citation>2</text:note-citation><text:note-body><text:p text:style-name="Footnote"><text:span text:style-name="Footnote_20_Symbol">The log file produced is not always helpful, so we've modified the except.txt writing routine to provide even more information to us, and now you might be able to at least know what exact object caused your Internal Error, if not why.</text:span></text:p></text:note-body></text:note>.</text:p>
      <text:h text:style-name="P7" text:outline-level="2">Required modifications to your mod or original game</text:h>
      <text:p text:style-name="Text_20_body">Ideally <text:span text:style-name="T1">Ares</text:span> should “just work”… Alas, that would take a lot of extra effort and time that can be better spent on something else. So, this section details the changes you'll want to make to your current game configuration to make it compatible. In the future these changes will be provided as extensions to the 1.002 Unofficial Mini-Patch as well.</text:p>
      <text:h text:style-name="Heading_20_3" text:outline-level="3">INI files</text:h>
      <text:h text:style-name="Heading_20_4" text:outline-level="4">rulesmd.ini</text:h>
      <text:p text:style-name="Text_20_body">Transports that eject passengers upon death (to my knowledge, this is the Flak Track only) should have the following flags added:</text:p>
      <text:p text:style-name="Preformatted_20_Text">[Unit]<text:line-break/>Survivor.PassengerChance = 100 ; see <text:a xlink:type="simple" xlink:href="#1.2.4.1.Survivors|outline">Survivors</text:a></text:p>
      <text:h text:style-name="Heading_20_4" text:outline-level="4">artmd.ini</text:h>
      <text:p text:style-name="Preformatted_20_Text"><text:span text:style-name="Teletype">[TELE]<text:line-break/>SecondaryFireFLH = 85,0,130 ; added – see </text:span><text:a xlink:type="simple" xlink:href="#1.2.3.6.Radiation Beams and Sonic/Magnetic Waves use the wrong FLH|outline"><text:span text:style-name="Teletype">Wave FLH bugfix</text:span></text:a></text:p>
      <text:p text:style-name="Text_20_body">Additional changes might need to be made to certain IFV modes' FLH offsets.</text:p>
      <text:h text:style-name="Heading_20_4" text:outline-level="4">soundmd.ini</text:h>
      <text:p text:style-name="Text_20_body">No changes are required at this time.</text:p>
      <text:h text:style-name="Heading_20_3" text:outline-level="3">SHP files</text:h>
      <text:h text:style-name="Heading_20_4" text:outline-level="4">bombcurs.shp</text:h>
      <text:p text:style-name="Text_20_body">This file should have its last frame removed – see the <text:a xlink:type="simple" xlink:href="#1.2.5.1.2.1.Bomb ticking image problem|outline">Ivan Bomb image problem</text:a>.</text:p>
      <text:h text:style-name="Heading_20_2" text:outline-level="2"><text:bookmark-start text:name="Credits"/>Credits<text:bookmark-end text:name="Credits"/></text:h>
      <text:h text:style-name="Heading_20_3" text:outline-level="3">"Know Your Heroes”</text:h>
      <text:p text:style-name="Text_20_body">Ares is being developed by:</text:p>
      <text:list text:style-name="L1">
        <text:list-item>
          <text:p text:style-name="P9"><text:span text:style-name="T1">pd</text:span>, the brain behind the project, and, of course, the author of the original <text:span text:style-name="T1">RockPatch</text:span></text:p>
        </text:list-item>
        <text:list-item>
          <text:p text:style-name="P10"><text:span text:style-name="T1">DCoder</text:span>, the crazy programmer guy with too many projects and too little free time</text:p>
        </text:list-item>
        <text:list-item>
          <text:p text:style-name="P10"><text:span text:style-name="T1">Electro</text:span>, the first contributor who can add functionality without needing to understand raw assembly code (another great <text:span text:style-name="T1">Ares</text:span> feature, you can contribute as soon as you know C++)</text:p>
        </text:list-item>
      </text:list>
      <text:h text:style-name="Heading_20_3" text:outline-level="3">Special Thanks To</text:h>
      <text:h text:style-name="Heading_20_4" text:outline-level="4">Westwood Studios</text:h>
      <text:p text:style-name="Text_20_body">For creating this great game in the first place. Though you guys really should've fired half of your coding staff…</text:p>
      <text:h text:style-name="Heading_20_4" text:outline-level="4">Marshall</text:h>
      <text:p text:style-name="Text_20_body">For developing LaunchBase, the Unofficial Mini-Patch, testing Ares, and whipping this documentation into shape.</text:p>
      <text:h text:style-name="Heading_20_4" text:outline-level="4">Testers</text:h>
      <text:h text:style-name="Heading_20_5" text:outline-level="5">(<text:a xlink:type="simple" xlink:href="http://forums.renegadeprojects.com/managegroup.php?gid=1013">Full tester list</text:a>)</text:h>
      <text:p text:style-name="Text_20_body">For giving us their free time and feedback to make the game and <text:span text:style-name="T1">Ares</text:span> even better:</text:p>
      <text:list text:style-name="L2">
        <text:list-item>
          <text:p text:style-name="P11">Marshall (again)</text:p>
        </text:list-item>
        <text:list-item>
          <text:p text:style-name="P11">4StarGeneral</text:p>
        </text:list-item>
        <text:list-item>
          <text:p text:style-name="P11">Apollo</text:p>
        </text:list-item>
        <text:list-item>
          <text:p text:style-name="P11">Beowulf</text:p>
        </text:list-item>
        <text:list-item>
          <text:p text:style-name="P11">Black Shadow 750</text:p>
        </text:list-item>
        <text:list-item>
          <text:p text:style-name="P11">Blade</text:p>
        </text:list-item>
        <text:list-item>
          <text:p text:style-name="P11">Clazzy</text:p>
        </text:list-item>
        <text:list-item>
          <text:p text:style-name="P11">Dupl3xxx</text:p>
        </text:list-item>
        <text:list-item>
          <text:p text:style-name="P11">gordon-creAtive</text:p>
        </text:list-item>
        <text:list-item>
          <text:p text:style-name="P11">hogo</text:p>
        </text:list-item>
        <text:list-item>
          <text:p text:style-name="P11">MRMIdAS</text:p>
        </text:list-item>
        <text:list-item>
          <text:p text:style-name="P11">Nighthawk200</text:p>
        </text:list-item>
        <text:list-item>
          <text:p text:style-name="P11">OmegaBolt</text:p>
        </text:list-item>
        <text:list-item>
          <text:p text:style-name="P11">Professor_Tesla</text:p>
        </text:list-item>
        <text:list-item>
          <text:p text:style-name="P11">Purple_Tentacle</text:p>
        </text:list-item>
        <text:list-item>
          <text:p text:style-name="P11">Tempest</text:p>
        </text:list-item>
        <text:list-item>
          <text:p text:style-name="P11">tsactu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3"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Sans Typewriter" svg:font-family="'Lucida Sans Typewriter'"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DejaVu Sans Condensed" svg:font-family="'DejaVu Sans Condensed'" style:font-adornments="Book"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2"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30%" fo:text-align="justify" style:justify-single-word="false" fo:keep-together="auto" fo:text-indent="0.499cm" style:auto-text-indent="false" style:page-number="auto"/>
      <style:text-properties style:font-name="Verdana" fo:font-size="10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class="text" style:master-page-name="" style:default-outline-level="1">
      <style:paragraph-properties fo:margin-top="9.999cm" fo:margin-bottom="9.999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3cm" fo:margin-bottom="0.3cm"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fo:text-align="center" style:justify-single-word="false"/>
      <style:text-properties style:font-name="Tahoma"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master-page-name="" style:default-outline-level="4">
      <style:paragraph-properties fo:margin-top="0.199cm" fo:margin-bottom="0.199cm" fo:text-align="center" style:justify-single-word="false" fo:keep-together="always" style:page-number="auto" style:shadow="none"/>
      <style:text-properties style:font-name="Tahoma1" fo:font-size="85%"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DejaVu Sans Condensed" fo:font-size="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class="text" style:master-page-name="" style:default-outline-level="5">
      <style:paragraph-properties fo:margin-top="0.199cm" fo:margin-bottom="0.199cm" fo:text-align="center" style:justify-single-word="false" style:page-number="auto"/>
      <style:text-properties style:font-name="Tahoma1" fo:font-size="80%" fo:font-style="normal" fo:font-weight="normal" style:font-size-asian="85%" style:font-weight-asian="bold" style:font-size-complex="8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6" style:display-name="Heading 6" style:family="paragraph" style:parent-style-name="Heading" style:next-style-name="Text_20_body" style:class="text" style:master-page-name="" style:default-outline-level="6">
      <style:paragraph-properties fo:margin-top="0.15cm" fo:margin-bottom="0.15cm" fo:text-align="center" style:justify-single-word="false" style:page-number="auto"/>
      <style:text-properties style:font-name="Tahoma" fo:font-size="70%" fo:font-style="italic" fo:font-weight="normal"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left="0.499cm" fo:margin-right="0.499cm" fo:margin-top="0.199cm" fo:margin-bottom="0.199cm" fo:text-indent="0cm" style:auto-text-indent="false" fo:background-color="#e6e6e6">
        <style:background-image/>
      </style:paragraph-properties>
      <style:text-properties style:font-name="Lucida Sans Typewriter" fo:font-size="10pt" style:font-name-asian="Courier New" style:font-size-asian="10pt" style:font-name-complex="Courier New" style:font-size-complex="10pt"/>
    </style:style>
    <style:style style:name="Teletype" style:family="text">
      <style:text-properties style:font-name="Lucida Sans Typewriter"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font-style="italic" style:font-style-asian="italic" style:font-style-complex="italic"/>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Ares</text:span> documentation, page <text:page-number text:select-page="current">16</text:page-number> of <text:page-count>16</text:page-count></text:p>
        <text:p text:style-name="P1">Produced for revision 74</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9-04T18:36:41</meta:creation-date>
    <dc:date>2008-09-18T21:34:15</dc:dat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16" meta:paragraph-count="220" meta:word-count="3910" meta:character-count="24487"/>
  </office:meta>
</office:document-meta>
</file>